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officeooo:paragraph-rsid="00055a8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087b61" officeooo:paragraph-rsid="00087b61" style:font-size-asian="13pt" style:font-weight-asian="normal" style:font-size-complex="13pt" style:font-weight-complex="normal"/>
    </style:style>
    <style:style style:name="P3" style:family="paragraph" style:parent-style-name="Standard">
      <style:text-properties fo:color="#000000" fo:font-size="13pt" style:text-underline-style="none" fo:font-weight="normal" officeooo:rsid="00253ba1" officeooo:paragraph-rsid="000ec935" style:font-size-asian="13pt" style:font-weight-asian="normal" style:font-size-complex="13pt" style:font-weight-complex="normal"/>
    </style:style>
    <style:style style:name="P4" style:family="paragraph" style:parent-style-name="Standard">
      <style:text-properties fo:color="#000000" fo:font-size="13pt" style:text-underline-style="none" fo:font-weight="normal" officeooo:rsid="000136c9" officeooo:paragraph-rsid="000d31d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1986cf" officeooo:paragraph-rsid="0006a63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00a6c7" officeooo:paragraph-rsid="00087b6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087b61" officeooo:paragraph-rsid="00087b6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12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0000" style:font-name="Liberation Serif" fo:font-size="12pt" style:text-underline-style="none" fo:font-weight="normal" officeooo:rsid="0006403f" officeooo:paragraph-rsid="0006a63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style:font-name="Liberation Serif" fo:font-size="12pt" style:text-underline-style="none" fo:font-weight="normal" officeooo:rsid="0021965e" officeooo:paragraph-rsid="0006a63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officeooo:paragraph-rsid="00055a84" style:font-size-asian="12pt" style:font-size-complex="12pt"/>
    </style:style>
    <style:style style:name="P16" style:family="paragraph" style:parent-style-name="Standard">
      <style:text-properties fo:font-size="12pt" style:text-underline-style="none" fo:font-weight="normal" officeooo:paragraph-rsid="00055a8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1965e" officeooo:paragraph-rsid="0006a63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6403f" officeooo:paragraph-rsid="0006a63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aa032"/>
    </style:style>
    <style:style style:name="P20" style:family="paragraph" style:parent-style-name="Standard">
      <style:paragraph-properties fo:text-align="start" style:justify-single-word="false"/>
      <style:text-properties officeooo:paragraph-rsid="00055a84"/>
    </style:style>
    <style:style style:name="P21" style:family="paragraph" style:parent-style-name="Standard">
      <style:text-properties officeooo:rsid="001986cf" officeooo:paragraph-rsid="0006a63e"/>
    </style:style>
    <style:style style:name="P22" style:family="paragraph" style:parent-style-name="Standard">
      <style:text-properties officeooo:rsid="0000a6c7" officeooo:paragraph-rsid="0006a63e"/>
    </style:style>
    <style:style style:name="P23" style:family="paragraph" style:parent-style-name="Standard">
      <style:text-properties officeooo:rsid="0023c917" officeooo:paragraph-rsid="00087b61"/>
    </style:style>
    <style:style style:name="P24" style:family="paragraph" style:parent-style-name="Standard">
      <style:text-properties officeooo:rsid="00253ba1" officeooo:paragraph-rsid="000ec935"/>
    </style:style>
    <style:style style:name="P25" style:family="paragraph" style:parent-style-name="Standard">
      <style:text-properties officeooo:rsid="000049ca" officeooo:paragraph-rsid="00098af6"/>
    </style:style>
    <style:style style:name="P26" style:family="paragraph" style:parent-style-name="Standard">
      <style:text-properties officeooo:rsid="000136c9" officeooo:paragraph-rsid="00098af6"/>
    </style:style>
    <style:style style:name="P27" style:family="paragraph" style:parent-style-name="Standard">
      <style:text-properties officeooo:rsid="000136c9" officeooo:paragraph-rsid="000d31d2"/>
    </style:style>
    <style:style style:name="P2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66b2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1" fo:font-size="12pt" fo:language="en" fo:country="IN" style:text-underline-style="solid" style:text-underline-width="auto" style:text-underline-color="font-color" fo:font-weight="bold" officeooo:rsid="0024a3f4" officeooo:paragraph-rsid="00055a84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3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23c008" officeooo:paragraph-rsid="00055a84" style:font-size-asian="12pt" style:font-size-complex="12pt"/>
    </style:style>
    <style:style style:name="P3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55a84" style:font-size-asian="12pt" style:font-size-complex="12pt"/>
    </style:style>
    <style:style style:name="P3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style:text-underline-style="none" fo:font-weight="normal" officeooo:rsid="00345629" officeooo:paragraph-rsid="000c499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officeooo:paragraph-rsid="00066b2f"/>
    </style:style>
    <style:style style:name="P34" style:family="paragraph" style:parent-style-name="Text_20_body">
      <style:paragraph-properties fo:text-align="start" style:justify-single-word="false"/>
      <style:text-properties officeooo:paragraph-rsid="000ac206"/>
    </style:style>
    <style:style style:name="T1" style:family="text">
      <style:text-properties officeooo:rsid="0023e4a5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officeooo:rsid="0021965e"/>
    </style:style>
    <style:style style:name="T5" style:family="text">
      <style:text-properties fo:color="#000000" officeooo:rsid="001986cf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officeooo:rsid="000ac206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style:text-underline-style="none" fo:font-weight="normal" officeooo:rsid="00066b2f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style:text-underline-style="none" fo:font-weight="normal" officeooo:rsid="003495be" style:font-size-asian="12pt" style:font-weight-asian="normal" style:font-size-complex="12pt" style:font-weight-complex="normal"/>
    </style:style>
    <style:style style:name="T11" style:family="text">
      <style:text-properties fo:color="#ff0000" style:font-name="Liberation Serif" fo:font-size="12pt" style:text-underline-style="solid" style:text-underline-width="auto" style:text-underline-color="font-color" fo:font-weight="bold" officeooo:rsid="0023e4a5" style:font-size-asian="12pt" style:font-weight-asian="bold" style:font-size-complex="12pt" style:font-weight-complex="bold"/>
    </style:style>
    <style:style style:name="T12" style:family="text">
      <style:text-properties fo:color="#ff0000" style:font-name="Liberation Serif" fo:font-size="12pt" style:text-underline-style="solid" style:text-underline-width="auto" style:text-underline-color="font-color" fo:font-weight="bold" officeooo:rsid="00232dc6" style:font-size-asian="12pt" style:font-weight-asian="bold" style:font-size-complex="12pt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45629" style:font-weight-asian="normal" style:font-weight-complex="normal"/>
    </style:style>
    <style:style style:name="T15" style:family="text">
      <style:text-properties style:text-underline-style="none" fo:font-weight="normal" officeooo:rsid="000bf807" style:font-weight-asian="normal" style:font-weight-complex="normal"/>
    </style:style>
    <style:style style:name="T16" style:family="text">
      <style:text-properties style:text-underline-style="none" fo:font-weight="normal" officeooo:rsid="000c1d08" style:font-weight-asian="normal" style:font-weight-complex="normal"/>
    </style:style>
    <style:style style:name="T17" style:family="text">
      <style:text-properties style:text-underline-style="none" fo:font-weight="normal" officeooo:rsid="000d31d2" style:font-weight-asian="normal" style:font-weight-complex="normal"/>
    </style:style>
    <style:style style:name="T18" style:family="text">
      <style:text-properties style:text-underline-style="none" fo:font-weight="bold" officeooo:rsid="00345629" style:font-weight-asian="bold" style:font-weight-complex="bold"/>
    </style:style>
    <style:style style:name="T19" style:family="text">
      <style:text-properties officeooo:rsid="00066b2f"/>
    </style:style>
    <style:style style:name="T20" style:family="text">
      <style:text-properties officeooo:rsid="0006a63e"/>
    </style:style>
    <style:style style:name="T21" style:family="text">
      <style:text-properties officeooo:rsid="00087b61"/>
    </style:style>
    <style:style style:name="T22" style:family="text">
      <style:text-properties officeooo:rsid="0023c917"/>
    </style:style>
    <style:style style:name="T23" style:family="text">
      <style:text-properties officeooo:rsid="000136c9"/>
    </style:style>
    <style:style style:name="T24" style:family="text">
      <style:text-properties officeooo:rsid="00098af6"/>
    </style:style>
    <style:style style:name="T25" style:family="text">
      <style:text-properties officeooo:rsid="000aa032"/>
    </style:style>
    <style:style style:name="T26" style:family="text">
      <style:text-properties officeooo:rsid="000bf807"/>
    </style:style>
    <style:style style:name="T27" style:family="text">
      <style:text-properties officeooo:rsid="000c4996"/>
    </style:style>
    <style:style style:name="T28" style:family="text">
      <style:text-properties officeooo:rsid="0010d7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Paper-<text:span text:style-name="T28">14</text:span></text:p>
      <text:p text:style-name="P9">__________________________________________________________________________________</text:p>
      <text:p text:style-name="P10"/>
      <text:p text:style-name="P12"><text:span text:style-name="T1">O</text:span>bjective questions:</text:p>
      <text:p text:style-name="P12"/>
      <text:p text:style-name="P17">1)<text:tab/>main() </text:p>
      <text:p text:style-name="P18"><text:tab/>{ </text:p>
      <text:p text:style-name="P18"><text:tab/>char x=-130; </text:p>
      <text:p text:style-name="P18"><text:tab/>char y=-5; </text:p>
      <text:p text:style-name="P18"><text:tab/>printf("%d",x+y); </text:p>
      <text:p text:style-name="P13"><text:tab/><text:span text:style-name="T4">}</text:span></text:p>
      <text:p text:style-name="P13"/>
      <text:p text:style-name="P14"><text:span text:style-name="T2">2)<text:tab/></text:span><text:span text:style-name="T5">main() </text:span></text:p>
      <text:p text:style-name="P21"><text:tab/>{ </text:p>
      <text:p text:style-name="P21"><text:tab/>int x='a'; </text:p>
      <text:p text:style-name="P21"><text:tab/>printf("%d\n",x); </text:p>
      <text:p text:style-name="P5"><text:tab/>}</text:p>
      <text:p text:style-name="P5"/>
      <text:p text:style-name="P22"><text:span text:style-name="T20">3</text:span>)<text:tab/>#include&lt;stdio.h&gt; </text:p>
      <text:p text:style-name="P22"><text:tab/>main() </text:p>
      <text:p text:style-name="P22"><text:tab/>{ </text:p>
      <text:p text:style-name="P22"><text:tab/><text:tab/>if(7&amp;8) </text:p>
      <text:p text:style-name="P22"><text:tab/><text:tab/>printf("Honesty"); </text:p>
      <text:p text:style-name="P22"><text:tab/><text:tab/>if((~7&amp;0x000f)==8) </text:p>
      <text:p text:style-name="P22"><text:tab/><text:tab/>printf("is the best policy..\n");</text:p>
      <text:p text:style-name="P22"><text:tab/>}</text:p>
      <text:p text:style-name="P22"/>
      <text:p text:style-name="P22"/>
      <text:p text:style-name="P22"><text:span text:style-name="T20">4</text:span>)<text:tab/>#include&lt;stdio.h&gt; </text:p>
      <text:p text:style-name="P22"><text:tab/>main() </text:p>
      <text:p text:style-name="P22"><text:tab/>{ </text:p>
      <text:p text:style-name="P22"><text:tab/><text:tab/>if(~0==1) </text:p>
      <text:p text:style-name="P22"><text:tab/><text:tab/>printf("yes\n"); </text:p>
      <text:p text:style-name="P22"><text:tab/><text:tab/>else </text:p>
      <text:p text:style-name="P22"><text:tab/><text:tab/>printf("no\n");</text:p>
      <text:p text:style-name="P6"><text:tab/>}</text:p>
      <text:p text:style-name="P6"><text:s/></text:p>
      <text:p text:style-name="P7">5)<text:tab/>int main() </text:p>
      <text:p text:style-name="P7"><text:tab/>{ </text:p>
      <text:p text:style-name="P7"><text:tab/>struct book </text:p>
      <text:p text:style-name="P7"><text:tab/>{ </text:p>
      <text:p text:style-name="P7"><text:tab/>int pages; </text:p>
      <text:p text:style-name="P7"><text:tab/>char name[10]; </text:p>
      <text:p text:style-name="P7"><text:tab/>}a; </text:p>
      <text:p text:style-name="P7"><text:tab/>a.pages=10; </text:p>
      <text:p text:style-name="P7"><text:tab/>strcpy(a.name,"Cbasics"); </text:p>
      <text:p text:style-name="P7"><text:tab/>printf("%s=%d", a.name,a.pages); </text:p>
      <text:p text:style-name="P7"><text:tab/>}</text:p>
      <text:p text:style-name="P2"/>
      <text:p text:style-name="P2"><text:soft-page-break/>6) <text:tab/>int main() </text:p>
      <text:p text:style-name="P2"><text:tab/>{ </text:p>
      <text:p text:style-name="P2"><text:tab/>struct car </text:p>
      <text:p text:style-name="P2"><text:tab/>{ </text:p>
      <text:p text:style-name="P2"><text:tab/>int km; </text:p>
      <text:p text:style-name="P2"><text:tab/>}*p1[2]; </text:p>
      <text:p text:style-name="P2"><text:tab/>struct car c1={1234}; </text:p>
      <text:p text:style-name="P2"><text:tab/>p1[0]=&amp;c1; </text:p>
      <text:p text:style-name="P2"><text:tab/>printf("%d ",p1[0]-&gt;km); </text:p>
      <text:p text:style-name="P2"><text:tab/>return 0; </text:p>
      <text:p text:style-name="P2"><text:tab/>}</text:p>
      <text:p text:style-name="P2"/>
      <text:p text:style-name="P2">7) <text:span text:style-name="T22"><text:tab/>int main() </text:span></text:p>
      <text:p text:style-name="P23"><text:tab/>{ </text:p>
      <text:p text:style-name="P23"><text:tab/> <text:s text:c="3"/>int fun(); </text:p>
      <text:p text:style-name="P23"><text:tab/> <text:s text:c="3"/>int i; </text:p>
      <text:p text:style-name="P23"><text:tab/> <text:s text:c="3"/>i = fun(); </text:p>
      <text:p text:style-name="P23"><text:tab/> <text:s text:c="3"/>printf("%d\n", i); </text:p>
      <text:p text:style-name="P23"><text:tab/> <text:s text:c="3"/>return 0; </text:p>
      <text:p text:style-name="P23"><text:tab/>} </text:p>
      <text:p text:style-name="P23"><text:tab/>int fun() </text:p>
      <text:p text:style-name="P23"><text:tab/>{ </text:p>
      <text:p text:style-name="P23"><text:tab/> <text:s text:c="3"/>printf("hihello\n"); </text:p>
      <text:p text:style-name="P23"><text:tab/>}</text:p>
      <text:p text:style-name="P23"/>
      <text:p text:style-name="P24"><text:span text:style-name="T21">8</text:span>)<text:tab/>void fun(int*, int*); </text:p>
      <text:p text:style-name="P24"><text:tab/>int main() </text:p>
      <text:p text:style-name="P24"><text:tab/>{ </text:p>
      <text:p text:style-name="P24"><text:tab/> <text:s text:c="3"/>int i=5, j=2; </text:p>
      <text:p text:style-name="P24"><text:tab/> <text:s text:c="3"/>fun(&amp;i, &amp;j); </text:p>
      <text:p text:style-name="P24"><text:tab/> <text:s text:c="3"/>printf("%d, %d", i, j); </text:p>
      <text:p text:style-name="P24"><text:tab/> <text:s text:c="3"/>return 0; </text:p>
      <text:p text:style-name="P24"><text:tab/>} </text:p>
      <text:p text:style-name="P24"><text:tab/>void fun(int *i, int *j) </text:p>
      <text:p text:style-name="P24"><text:tab/>{ </text:p>
      <text:p text:style-name="P24"><text:tab/> <text:s text:c="3"/>*i = *i**i; </text:p>
      <text:p text:style-name="P24"><text:tab/> <text:s text:c="3"/>*j = *j**j; </text:p>
      <text:p text:style-name="P3"><text:tab/>}</text:p>
      <text:p text:style-name="P3"><text:s/></text:p>
      <text:p text:style-name="P25"><text:span text:style-name="T24">9</text:span>)<text:tab/>int main() </text:p>
      <text:p text:style-name="P25"><text:tab/>{ </text:p>
      <text:p text:style-name="P25"><text:s text:c="6"/><text:tab/>char *p; </text:p>
      <text:p text:style-name="P25"><text:s text:c="6"/><text:tab/>p = "C Programming"; </text:p>
      <text:p text:style-name="P25"><text:s text:c="6"/><text:tab/>printf("%c",*&amp;*p); </text:p>
      <text:p text:style-name="P25"><text:tab/>return 0; </text:p>
      <text:p text:style-name="P25"><text:tab/>}</text:p>
      <text:p text:style-name="P25"/>
      <text:p text:style-name="P25"><text:soft-page-break/><text:span text:style-name="T24">10</text:span>)<text:tab/><text:span text:style-name="T23">int main() </text:span></text:p>
      <text:p text:style-name="P26"><text:tab/>{ </text:p>
      <text:p text:style-name="P26"><text:tab/> <text:s text:c="5"/><text:tab/>int i = 10; </text:p>
      <text:p text:style-name="P26"><text:tab/> <text:s text:c="5"/><text:tab/>void *p = &amp;i; </text:p>
      <text:p text:style-name="P26"><text:tab/> <text:s text:c="3"/><text:tab/>printf("%d\n", *(int *)p); </text:p>
      <text:p text:style-name="P4"><text:tab/>}</text:p>
      <text:p text:style-name="P27"><text:span text:style-name="T11">Theory</text:span><text:span text:style-name="T12"> questions:</text:span></text:p>
      <text:p text:style-name="P11"/>
      <text:p text:style-name="P1">1) <text:s/>What are the <text:span text:style-name="T25">features of c language?</text:span></text:p>
      <text:p text:style-name="P19"><text:span text:style-name="T6">2) <text:s/></text:span>What is the use of printf() and scanf() functions<text:span text:style-name="T6">?</text:span></text:p>
      <text:p text:style-name="P19"><text:span text:style-name="T6">3) <text:s/></text:span>What is the difference between the local variable and global variable in C?</text:p>
      <text:p text:style-name="P20"><text:span text:style-name="T6">4) <text:s/></text:span>What is the use of a static variable in C?</text:p>
      <text:p text:style-name="P20"><text:span text:style-name="T6">5) <text:s/></text:span>What is the use of the function in C?</text:p>
      <text:p text:style-name="P20"><text:span text:style-name="T6">6) <text:s/></text:span>What is the difference between call by value and call by reference in C?</text:p>
      <text:p text:style-name="P20"><text:span text:style-name="T6">7) <text:s/></text:span>What is an array in C?</text:p>
      <text:p text:style-name="P20"><text:span text:style-name="T6">8) <text:s/></text:span>What is a pointer in C?</text:p>
      <text:p text:style-name="P34"><text:span text:style-name="T6">9) <text:s/></text:span>What is a pointer in C?</text:p>
      <text:p text:style-name="P34"><text:span text:style-name="T8">10) </text:span>What is the difference between malloc() and calloc()?<text:span text:style-name="T7"> <text:s/></text:span></text:p>
      <text:p text:style-name="P29">Programming question:</text:p>
      <text:p text:style-name="P15"><text:span text:style-name="T13">1</text:span><text:span text:style-name="T14">)</text:span><text:span text:style-name="T18"> <text:s/></text:span><text:span text:style-name="T13">Write a </text:span><text:span text:style-name="T17">program</text:span><text:span text:style-name="T13"> for the following one.</text:span></text:p>
      <text:p text:style-name="P16"><text:s text:c="6"/>a) Set a bit <text:s text:c="5"/>b) Clear a bit <text:s text:c="3"/>c) Toggle a <text:s/>bit <text:s/></text:p>
      <text:p text:style-name="P15"/>
      <text:p text:style-name="P30"><text:span text:style-name="T13">2</text:span><text:span text:style-name="T14">) <text:s/></text:span><text:span text:style-name="T13">WAP to find the given number is </text:span><text:span text:style-name="T15">+ve</text:span><text:span text:style-name="T13"> or -</text:span><text:span text:style-name="T15">ve</text:span><text:span text:style-name="T13"> using bitwise operators.</text:span></text:p>
      <text:p text:style-name="P15"><text:span text:style-name="T14">3) <text:s/></text:span><text:span text:style-name="T16">Find the maximum of two numbers without using if-else?</text:span></text:p>
      <text:p text:style-name="P32">4) <text:s/><text:span text:style-name="T27">Write your own C program to implement a to i function?</text:span></text:p>
      <text:p text:style-name="P32">5) <text:s/>Write a C program to implement the stack using arrays?</text:p>
      <text:p text:style-name="P31">6) <text:s/>Write a C program to <text:span text:style-name="T26">delete</text:span> an element at desired position in an array?</text:p>
      <text:p text:style-name="P31">7) <text:s/><text:span text:style-name="T27">Write a C program to reverse the string using recursion?</text:span></text:p>
      <text:p text:style-name="P28"><text:span text:style-name="T19">8</text:span>) <text:s/>Wr<text:span text:style-name="T27">it</text:span>e a program to delete a node in a <text:span text:style-name="T26">Single</text:span> Linked List?</text:p>
      <text:p text:style-name="P33"><text:span text:style-name="T9">9</text:span><text:span text:style-name="T10">) <text:s/></text:span><text:a xlink:type="simple" xlink:href="https://codeforwin.org/2018/03/c-program-to-convert-uppercase-to-lowercase-in-file.html" office:target-frame-name="_blank" xlink:show="new"><text:span text:style-name="T3">Write a C program to convert uppercase to lowercase character and vice versa in a text file</text:span></text:a></text:p>
      <text:p text:style-name="P33"><text:span text:style-name="T9">10) <text:s/></text:span><text:a xlink:type="simple" xlink:href="https://codeforwin.org/2018/02/c-program-find-and-replace-a-word-in-file.html" office:target-frame-name="_blank" xlink:show="new"><text:span text:style-name="T3">Write a C program to find and replace a word in a text file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12T11:50:13.726250761</dc:date>
    <meta:editing-duration>PT40M36S</meta:editing-duration>
    <meta:editing-cycles>16</meta:editing-cycles>
    <meta:generator>LibreOffice/4.2.8.2$Linux_x86 LibreOffice_project/420m0$Build-2</meta:generator>
    <meta:document-statistic meta:table-count="0" meta:image-count="0" meta:object-count="0" meta:page-count="3" meta:paragraph-count="115" meta:word-count="401" meta:character-count="2443" meta:non-whitespace-character-count="1867"/>
  </office:meta>
</office:document-meta>
</file>